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5819in"/>
    </style:style>
    <style:style style:name="co10" style:family="table-column">
      <style:table-column-properties fo:break-before="auto" style:column-width="1.3681in"/>
    </style:style>
    <style:style style:name="co11" style:family="table-column">
      <style:table-column-properties fo:break-before="auto" style:column-width="1.2244in"/>
    </style:style>
    <style:style style:name="co12" style:family="table-column">
      <style:table-column-properties fo:break-before="auto" style:column-width="1.4299in"/>
    </style:style>
    <style:style style:name="co13" style:family="table-column">
      <style:table-column-properties fo:break-before="auto" style:column-width="0.878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348in"/>
    </style:style>
    <style:style style:name="co17" style:family="table-column">
      <style:table-column-properties fo:break-before="auto" style:column-width="1.3583in"/>
    </style:style>
    <style:style style:name="co18" style:family="table-column">
      <style:table-column-properties fo:break-before="auto" style:column-width="1.9425in"/>
    </style:style>
    <style:style style:name="co20" style:family="table-column">
      <style:table-column-properties fo:break-before="auto" style:column-width="1.245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4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5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ce31"/>
        <table:table-column table:style-name="co14" table:default-cell-style-name="Default"/>
        <table:table-column table:style-name="co7" table:default-cell-style-name="Default"/>
        <table:table-column table:style-name="co13" table:default-cell-style-name="ce31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ce31"/>
        <table:table-column table:style-name="co20" table:default-cell-style-name="ce31"/>
        <table:table-column table:style-name="co19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8" office:value-type="string" calcext:value-type="string" table:number-columns-spanned="22" table:number-rows-spanned="1">
            <text:p>Relative improvement over the best result of heuristics averaged over 22 instances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23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23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23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23" office:value-type="string" calcext:value-type="string">
            <text:p>ulysses16</text:p>
          </table:table-cell>
          <table:table-cell table:style-name="ce23" office:value-type="string" calcext:value-type="string">
            <text:p>ulysses22</text:p>
          </table:table-cell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 office:value-type="float" office:value="10628" calcext:value-type="float">
            <text:p>10628</text:p>
          </table:table-cell>
          <table:table-cell table:style-name="ce23" office:value-type="float" office:value="1610" calcext:value-type="float">
            <text:p>1610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table:number-columns-repeated="2"/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125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3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7"/>
          <table:table-cell table:style-name="ce23" table:number-columns-repeated="2"/>
          <table:table-cell table:style-name="ce131" table:number-columns-repeated="33"/>
          <table:table-cell table:number-columns-repeated="6"/>
        </table:table-row>
        <table:table-row table:style-name="ro6">
          <table:table-cell table:style-name="ce7" table:number-columns-repeated="3"/>
          <table:table-cell table:style-name="ce20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7"/>
          <table:covered-table-cell table:style-name="ce119"/>
          <table:covered-table-cell table:number-columns-repeated="5" table:style-name="ce7"/>
          <table:covered-table-cell table:style-name="ce119"/>
          <table:covered-table-cell table:number-columns-repeated="2" table:style-name="ce7"/>
          <table:covered-table-cell table:style-name="ce119"/>
          <table:covered-table-cell table:number-columns-repeated="7" table:style-name="ce7"/>
          <table:covered-table-cell table:number-columns-repeated="2" table:style-name="ce119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number-columns-repeated="2"/>
          <table:table-cell office:value-type="float" office:value="10740.6666666667" calcext:value-type="float">
            <text:p>10740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545.90817127745" calcext:value-type="float">
            <text:p>7545.90817127745</text:p>
          </table:table-cell>
          <table:table-cell office:value-type="float" office:value="25396.6666666667" calcext:value-type="float">
            <text:p>25396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5.943711547525" calcext:value-type="float">
            <text:p>435.943711547525</text:p>
          </table:table-cell>
          <table:table-cell office:value-type="float" office:value="563.060268572381" calcext:value-type="float">
            <text:p>563.06026857238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55" calcext:value-type="float">
            <text:p>5155</text:p>
          </table:table-cell>
          <table:table-cell office:value-type="float" office:value="56181.2252333873" calcext:value-type="float">
            <text:p>56181.2252333873</text:p>
          </table:table-cell>
          <table:table-cell office:value-type="float" office:value="11464" calcext:value-type="float">
            <text:p>11464</text:p>
          </table:table-cell>
          <table:table-cell office:value-type="float" office:value="111716.068945776" calcext:value-type="float">
            <text:p>111716.068945776</text:p>
          </table:table-cell>
          <table:table-cell office:value-type="float" office:value="1294.2735800193" calcext:value-type="float">
            <text:p>1294.2735800193</text:p>
          </table:table-cell>
          <table:table-cell office:value-type="float" office:value="685.479518604607" calcext:value-type="float">
            <text:p>685.479518604607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number-columns-repeated="2"/>
          <table:table-cell office:value-type="float" office:value="10682.6666666667" calcext:value-type="float">
            <text:p>10682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02" calcext:value-type="float">
            <text:p>25402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36.463708719397" calcext:value-type="float">
            <text:p>436.463708719397</text:p>
          </table:table-cell>
          <table:table-cell office:value-type="float" office:value="555.140556936443" calcext:value-type="float">
            <text:p>555.140556936443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30" calcext:value-type="float">
            <text:p>5130</text:p>
          </table:table-cell>
          <table:table-cell office:value-type="float" office:value="55264.912744674" calcext:value-type="float">
            <text:p>55264.912744674</text:p>
          </table:table-cell>
          <table:table-cell office:value-type="float" office:value="11467" calcext:value-type="float">
            <text:p>11467</text:p>
          </table:table-cell>
          <table:table-cell office:value-type="float" office:value="111915.475743434" calcext:value-type="float">
            <text:p>111915.475743434</text:p>
          </table:table-cell>
          <table:table-cell office:value-type="float" office:value="1273.17789447276" calcext:value-type="float">
            <text:p>1273.17789447276</text:p>
          </table:table-cell>
          <table:table-cell office:value-type="float" office:value="688.368547845759" calcext:value-type="float">
            <text:p>688.368547845759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number-columns-repeated="2"/>
          <table:table-cell office:value-type="float" office:value="10684.6666666667" calcext:value-type="float">
            <text:p>10684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22" calcext:value-type="float">
            <text:p>25422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31.202290479379" calcext:value-type="float">
            <text:p>431.202290479379</text:p>
          </table:table-cell>
          <table:table-cell office:value-type="float" office:value="561.573452368039" calcext:value-type="float">
            <text:p>561.573452368039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08" calcext:value-type="float">
            <text:p>5108</text:p>
          </table:table-cell>
          <table:table-cell office:value-type="float" office:value="56003.0442159263" calcext:value-type="float">
            <text:p>56003.0442159263</text:p>
          </table:table-cell>
          <table:table-cell office:value-type="float" office:value="11461" calcext:value-type="float">
            <text:p>11461</text:p>
          </table:table-cell>
          <table:table-cell office:value-type="float" office:value="110017.252655446" calcext:value-type="float">
            <text:p>110017.252655446</text:p>
          </table:table-cell>
          <table:table-cell office:value-type="float" office:value="1275.68836632207" calcext:value-type="float">
            <text:p>1275.68836632207</text:p>
          </table:table-cell>
          <table:table-cell office:value-type="float" office:value="691.418387846684" calcext:value-type="float">
            <text:p>691.418387846684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number-columns-repeated="2"/>
          <table:table-cell office:value-type="float" office:value="10764" calcext:value-type="float">
            <text:p>10764</text:p>
          </table:table-cell>
          <table:table-cell office:value-type="float" office:value="1610" calcext:value-type="float">
            <text:p>1610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7545.90817127745" calcext:value-type="float">
            <text:p>7545.90817127745</text:p>
          </table:table-cell>
          <table:table-cell office:value-type="float" office:value="25637" calcext:value-type="float">
            <text:p>2563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41.814745276056" calcext:value-type="float">
            <text:p>441.814745276056</text:p>
          </table:table-cell>
          <table:table-cell office:value-type="float" office:value="554.262371102116" calcext:value-type="float">
            <text:p>554.26237110211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202.33333333333" calcext:value-type="float">
            <text:p>5202.33333333333</text:p>
          </table:table-cell>
          <table:table-cell office:value-type="float" office:value="56896.6399026452" calcext:value-type="float">
            <text:p>56896.6399026452</text:p>
          </table:table-cell>
          <table:table-cell office:value-type="float" office:value="11467" calcext:value-type="float">
            <text:p>11467</text:p>
          </table:table-cell>
          <table:table-cell office:value-type="float" office:value="111189.473267291" calcext:value-type="float">
            <text:p>111189.473267291</text:p>
          </table:table-cell>
          <table:table-cell office:value-type="float" office:value="1280.52055977074" calcext:value-type="float">
            <text:p>1280.52055977074</text:p>
          </table:table-cell>
          <table:table-cell office:value-type="float" office:value="685.797536237436" calcext:value-type="float">
            <text:p>685.797536237436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number-columns-repeated="2"/>
          <table:table-cell office:value-type="float" office:value="10678.3333333333" calcext:value-type="float">
            <text:p>10678.3333333333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03.6666666667" calcext:value-type="float">
            <text:p>25403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32.478557161976" calcext:value-type="float">
            <text:p>432.478557161976</text:p>
          </table:table-cell>
          <table:table-cell office:value-type="float" office:value="559.243477651903" calcext:value-type="float">
            <text:p>559.243477651903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46" calcext:value-type="float">
            <text:p>5146</text:p>
          </table:table-cell>
          <table:table-cell office:value-type="float" office:value="55969.1741533164" calcext:value-type="float">
            <text:p>55969.1741533164</text:p>
          </table:table-cell>
          <table:table-cell office:value-type="float" office:value="11464" calcext:value-type="float">
            <text:p>11464</text:p>
          </table:table-cell>
          <table:table-cell office:value-type="float" office:value="109974.980873849" calcext:value-type="float">
            <text:p>109974.980873849</text:p>
          </table:table-cell>
          <table:table-cell office:value-type="float" office:value="1269.34024768688" calcext:value-type="float">
            <text:p>1269.34024768688</text:p>
          </table:table-cell>
          <table:table-cell office:value-type="float" office:value="694.617021169373" calcext:value-type="float">
            <text:p>694.61702116937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number-columns-repeated="2"/>
          <table:table-cell office:value-type="float" office:value="10702" calcext:value-type="float">
            <text:p>10702</text:p>
          </table:table-cell>
          <table:table-cell office:value-type="float" office:value="1610" calcext:value-type="float">
            <text:p>1610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00.3333333333" calcext:value-type="float">
            <text:p>2540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31.223620964912" calcext:value-type="float">
            <text:p>431.223620964912</text:p>
          </table:table-cell>
          <table:table-cell office:value-type="float" office:value="559.097592459785" calcext:value-type="float">
            <text:p>559.097592459785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04.33333333333" calcext:value-type="float">
            <text:p>5104.33333333333</text:p>
          </table:table-cell>
          <table:table-cell office:value-type="float" office:value="55640.8618584744" calcext:value-type="float">
            <text:p>55640.8618584744</text:p>
          </table:table-cell>
          <table:table-cell office:value-type="float" office:value="11464" calcext:value-type="float">
            <text:p>11464</text:p>
          </table:table-cell>
          <table:table-cell office:value-type="float" office:value="110786.790277851" calcext:value-type="float">
            <text:p>110786.790277851</text:p>
          </table:table-cell>
          <table:table-cell office:value-type="float" office:value="1279.03852115089" calcext:value-type="float">
            <text:p>1279.03852115089</text:p>
          </table:table-cell>
          <table:table-cell office:value-type="float" office:value="686.060832396716" calcext:value-type="float">
            <text:p>686.060832396716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number-columns-repeated="2"/>
          <table:table-cell office:value-type="float" office:value="10643" calcext:value-type="float">
            <text:p>10643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544.4646716866" calcext:value-type="float">
            <text:p>7544.4646716866</text:p>
          </table:table-cell>
          <table:table-cell office:value-type="float" office:value="25400.3333333333" calcext:value-type="float">
            <text:p>2540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33.238564069282" calcext:value-type="float">
            <text:p>433.238564069282</text:p>
          </table:table-cell>
          <table:table-cell office:value-type="float" office:value="566.474534704047" calcext:value-type="float">
            <text:p>566.474534704047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5.33333333333" calcext:value-type="float">
            <text:p>5075.33333333333</text:p>
          </table:table-cell>
          <table:table-cell office:value-type="float" office:value="55857.3389881564" calcext:value-type="float">
            <text:p>55857.3389881564</text:p>
          </table:table-cell>
          <table:table-cell office:value-type="float" office:value="11480.6666666667" calcext:value-type="float">
            <text:p>11480.6666666667</text:p>
          </table:table-cell>
          <table:table-cell office:value-type="float" office:value="112227.091845175" calcext:value-type="float">
            <text:p>112227.091845175</text:p>
          </table:table-cell>
          <table:table-cell office:value-type="float" office:value="1270.20700042807" calcext:value-type="float">
            <text:p>1270.20700042807</text:p>
          </table:table-cell>
          <table:table-cell office:value-type="float" office:value="691.490460115713" calcext:value-type="float">
            <text:p>691.49046011571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number-columns-repeated="2"/>
          <table:table-cell office:value-type="float" office:value="10643" calcext:value-type="float">
            <text:p>10643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8.6666666667" calcext:value-type="float">
            <text:p>25398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37.018670880126" calcext:value-type="float">
            <text:p>437.018670880126</text:p>
          </table:table-cell>
          <table:table-cell office:value-type="float" office:value="554.725308188786" calcext:value-type="float">
            <text:p>554.72530818878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06.33333333333" calcext:value-type="float">
            <text:p>5106.33333333333</text:p>
          </table:table-cell>
          <table:table-cell office:value-type="float" office:value="55565.7322911031" calcext:value-type="float">
            <text:p>55565.7322911031</text:p>
          </table:table-cell>
          <table:table-cell office:value-type="float" office:value="11492" calcext:value-type="float">
            <text:p>11492</text:p>
          </table:table-cell>
          <table:table-cell office:value-type="float" office:value="110321.712086725" calcext:value-type="float">
            <text:p>110321.712086725</text:p>
          </table:table-cell>
          <table:table-cell office:value-type="float" office:value="1273.70273355594" calcext:value-type="float">
            <text:p>1273.70273355594</text:p>
          </table:table-cell>
          <table:table-cell office:value-type="float" office:value="682.827342208387" calcext:value-type="float">
            <text:p>682.827342208387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number-columns-repeated="2"/>
          <table:table-cell office:value-type="float" office:value="10670.6666666667" calcext:value-type="float">
            <text:p>10670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8.3333333333" calcext:value-type="float">
            <text:p>25398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30.691480639932" calcext:value-type="float">
            <text:p>430.691480639932</text:p>
          </table:table-cell>
          <table:table-cell office:value-type="float" office:value="555.184819238009" calcext:value-type="float">
            <text:p>555.184819238009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84.66666666667" calcext:value-type="float">
            <text:p>5084.66666666667</text:p>
          </table:table-cell>
          <table:table-cell office:value-type="float" office:value="55089.4028456166" calcext:value-type="float">
            <text:p>55089.4028456166</text:p>
          </table:table-cell>
          <table:table-cell office:value-type="float" office:value="11495" calcext:value-type="float">
            <text:p>11495</text:p>
          </table:table-cell>
          <table:table-cell office:value-type="float" office:value="109204.931239151" calcext:value-type="float">
            <text:p>109204.931239151</text:p>
          </table:table-cell>
          <table:table-cell office:value-type="float" office:value="1241.46127700732" calcext:value-type="float">
            <text:p>1241.46127700732</text:p>
          </table:table-cell>
          <table:table-cell office:value-type="float" office:value="689.539031655648" calcext:value-type="float">
            <text:p>689.539031655648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number-columns-repeated="2"/>
          <table:table-cell office:value-type="float" office:value="10661.6666666667" calcext:value-type="float">
            <text:p>10661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6" calcext:value-type="float">
            <text:p>2026</text:p>
          </table:table-cell>
          <table:table-cell table:style-name="Default" office:value-type="float" office:value="7545.90817127745" calcext:value-type="float">
            <text:p>7545.90817127745</text:p>
          </table:table-cell>
          <table:table-cell office:value-type="float" office:value="25431" calcext:value-type="float">
            <text:p>2543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6.666666666667" calcext:value-type="float">
            <text:p>706.666666666667</text:p>
          </table:table-cell>
          <table:table-cell office:value-type="float" office:value="432.722685330173" calcext:value-type="float">
            <text:p>432.722685330173</text:p>
          </table:table-cell>
          <table:table-cell office:value-type="float" office:value="551.346073176413" calcext:value-type="float">
            <text:p>551.346073176413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91.33333333333" calcext:value-type="float">
            <text:p>5191.33333333333</text:p>
          </table:table-cell>
          <table:table-cell office:value-type="float" office:value="56871.9319575546" calcext:value-type="float">
            <text:p>56871.9319575546</text:p>
          </table:table-cell>
          <table:table-cell office:value-type="float" office:value="11470" calcext:value-type="float">
            <text:p>11470</text:p>
          </table:table-cell>
          <table:table-cell office:value-type="float" office:value="110990.696809492" calcext:value-type="float">
            <text:p>110990.696809492</text:p>
          </table:table-cell>
          <table:table-cell office:value-type="float" office:value="1245.58084172323" calcext:value-type="float">
            <text:p>1245.58084172323</text:p>
          </table:table-cell>
          <table:table-cell office:value-type="float" office:value="688.091583274231" calcext:value-type="float">
            <text:p>688.091583274231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number-columns-repeated="2"/>
          <table:table-cell office:value-type="float" office:value="10804.3333333333" calcext:value-type="float">
            <text:p>10804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4" calcext:value-type="float">
            <text:p>2024</text:p>
          </table:table-cell>
          <table:table-cell table:style-name="Default" office:value-type="float" office:value="7547.45044065082" calcext:value-type="float">
            <text:p>7547.45044065082</text:p>
          </table:table-cell>
          <table:table-cell office:value-type="float" office:value="25481" calcext:value-type="float">
            <text:p>2548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3.753849729044" calcext:value-type="float">
            <text:p>433.753849729044</text:p>
          </table:table-cell>
          <table:table-cell office:value-type="float" office:value="553.670193635197" calcext:value-type="float">
            <text:p>553.670193635197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38.66666666667" calcext:value-type="float">
            <text:p>5138.66666666667</text:p>
          </table:table-cell>
          <table:table-cell office:value-type="float" office:value="56265.9646101325" calcext:value-type="float">
            <text:p>56265.9646101325</text:p>
          </table:table-cell>
          <table:table-cell office:value-type="float" office:value="11467" calcext:value-type="float">
            <text:p>11467</text:p>
          </table:table-cell>
          <table:table-cell office:value-type="float" office:value="111035.708418305" calcext:value-type="float">
            <text:p>111035.708418305</text:p>
          </table:table-cell>
          <table:table-cell office:value-type="float" office:value="1278.45303222907" calcext:value-type="float">
            <text:p>1278.45303222907</text:p>
          </table:table-cell>
          <table:table-cell office:value-type="float" office:value="685.91588877341" calcext:value-type="float">
            <text:p>685.91588877341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number-columns-repeated="2"/>
          <table:table-cell office:value-type="float" office:value="10670.6666666667" calcext:value-type="float">
            <text:p>10670.6666666667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81" calcext:value-type="float">
            <text:p>2548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1.544754970257" calcext:value-type="float">
            <text:p>431.544754970257</text:p>
          </table:table-cell>
          <table:table-cell office:value-type="float" office:value="559.488960515966" calcext:value-type="float">
            <text:p>559.48896051596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23.33333333333" calcext:value-type="float">
            <text:p>5123.33333333333</text:p>
          </table:table-cell>
          <table:table-cell office:value-type="float" office:value="55777.7728079837" calcext:value-type="float">
            <text:p>55777.7728079837</text:p>
          </table:table-cell>
          <table:table-cell office:value-type="float" office:value="11464" calcext:value-type="float">
            <text:p>11464</text:p>
          </table:table-cell>
          <table:table-cell office:value-type="float" office:value="109962.444462754" calcext:value-type="float">
            <text:p>109962.444462754</text:p>
          </table:table-cell>
          <table:table-cell office:value-type="float" office:value="1263.08607732286" calcext:value-type="float">
            <text:p>1263.08607732286</text:p>
          </table:table-cell>
          <table:table-cell office:value-type="float" office:value="685.907570010307" calcext:value-type="float">
            <text:p>685.907570010307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6">
          <table:table-cell table:style-name="ce7" table:number-columns-spanned="2" table:number-rows-spanned="1"/>
          <table:covered-table-cell table:style-name="ce15" table:formula="of:=SUM([.D19:.Y19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best result of heuristics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20:.Y20])/8" office:value-type="float" office:value="-0.00175553332718929" calcext:value-type="float">
            <text:p>-0.001755533327189</text:p>
          </table:table-cell>
          <table:table-cell table:style-name="ce13" table:formula="of:=[.B20] *(-1)" office:value-type="percentage" office:value="0.00175553332718929" calcext:value-type="percentage">
            <text:p>0.18%</text:p>
          </table:table-cell>
          <table:table-cell table:style-name="ce112" table:number-columns-repeated="4"/>
          <table:table-cell table:style-name="ce112" table:formula="of:=([.H4]-[.H7])/[.H4]" office:value-type="float" office:value="0.0104166666666666" calcext:value-type="float">
            <text:p>0.010416666666667</text:p>
          </table:table-cell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7])/[.N4]" office:value-type="float" office:value="0" calcext:value-type="float">
            <text:p>0</text:p>
          </table:table-cell>
          <table:table-cell table:style-name="ce112" table:formula="of:=([.O4]-[.O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7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7])/[.U4]" office:value-type="float" office:value="-0.0347353838336089" calcext:value-type="float">
            <text:p>-0.034735383833609</text:p>
          </table:table-cell>
          <table:table-cell table:style-name="ce112"/>
          <table:table-cell table:style-name="ce112" table:formula="of:=([.W4]-[.W7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21:.Y21])/8" office:value-type="float" office:value="0.000587824480041274" calcext:value-type="float">
            <text:p>0.000587824480041</text:p>
          </table:table-cell>
          <table:table-cell table:style-name="ce13" table:formula="of:=[.B21] *(-1)" office:value-type="percentage" office:value="-0.000587824480041274" calcext:value-type="percentage">
            <text:p>-0.06%</text:p>
          </table:table-cell>
          <table:table-cell table:style-name="ce112" table:number-columns-repeated="4"/>
          <table:table-cell table:style-name="ce112" table:formula="of:=([.H4]-[.H8])/[.H4]" office:value-type="float" office:value="0.0102088528678304" calcext:value-type="float">
            <text:p>0.01020885286783</text:p>
          </table:table-cell>
          <table:table-cell table:style-name="ce112" table:formula="of:=([.I4]-[.I8])/[.I4]" office:value-type="float" office:value="0" calcext:value-type="float">
            <text:p>0</text:p>
          </table:table-cell>
          <table:table-cell table:style-name="ce112" table:formula="of:=([.J4]-[.J8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8])/[.N4]" office:value-type="float" office:value="0" calcext:value-type="float">
            <text:p>0</text:p>
          </table:table-cell>
          <table:table-cell table:style-name="ce112" table:formula="of:=([.O4]-[.O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8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8])/[.U4]" office:value-type="float" office:value="-0.017869975609091" calcext:value-type="float">
            <text:p>-0.017869975609091</text:p>
          </table:table-cell>
          <table:table-cell table:style-name="ce112"/>
          <table:table-cell table:style-name="ce112" table:formula="of:=([.W4]-[.W8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22:.Y22])/8" office:value-type="float" office:value="0.000598736557372258" calcext:value-type="float">
            <text:p>0.000598736557372</text:p>
          </table:table-cell>
          <table:table-cell table:style-name="ce13" table:formula="of:=[.B22] *(-1)" office:value-type="percentage" office:value="-0.000598736557372258" calcext:value-type="percentage">
            <text:p>-0.06%</text:p>
          </table:table-cell>
          <table:table-cell table:style-name="ce112" table:number-columns-repeated="4"/>
          <table:table-cell table:style-name="ce112" table:formula="of:=([.H4]-[.H9])/[.H4]" office:value-type="float" office:value="0.00942955112219451" calcext:value-type="float">
            <text:p>0.009429551122195</text:p>
          </table:table-cell>
          <table:table-cell table:style-name="ce112" table:formula="of:=([.I4]-[.I9])/[.I4]" office:value-type="float" office:value="0" calcext:value-type="float">
            <text:p>0</text:p>
          </table:table-cell>
          <table:table-cell table:style-name="ce112" table:formula="of:=([.J4]-[.J9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9])/[.N4]" office:value-type="float" office:value="0" calcext:value-type="float">
            <text:p>0</text:p>
          </table:table-cell>
          <table:table-cell table:style-name="ce112" table:formula="of:=([.O4]-[.O9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9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9])/[.U4]" office:value-type="float" office:value="-0.0198770273581969" calcext:value-type="float">
            <text:p>-0.019877027358197</text:p>
          </table:table-cell>
          <table:table-cell table:style-name="ce112"/>
          <table:table-cell table:style-name="ce112" table:formula="of:=([.W4]-[.W9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23:.Y23])/8" office:value-type="float" office:value="-0.00129055679918878" calcext:value-type="float">
            <text:p>-0.001290556799189</text:p>
          </table:table-cell>
          <table:table-cell table:style-name="ce13" table:formula="of:=[.B23] *(-1)" office:value-type="percentage" office:value="0.00129055679918878" calcext:value-type="percentage">
            <text:p>0.13%</text:p>
          </table:table-cell>
          <table:table-cell table:style-name="ce112" table:number-columns-repeated="4"/>
          <table:table-cell table:style-name="ce112" table:formula="of:=([.H4]-[.H10])/[.H4]" office:value-type="float" office:value="0.00105205735660848" calcext:value-type="float">
            <text:p>0.001052057356608</text:p>
          </table:table-cell>
          <table:table-cell table:style-name="ce112" table:formula="of:=([.I4]-[.I10])/[.I4]" office:value-type="float" office:value="0" calcext:value-type="float">
            <text:p>0</text:p>
          </table:table-cell>
          <table:table-cell table:style-name="ce112" table:formula="of:=([.J4]-[.J10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0])/[.N4]" office:value-type="float" office:value="0" calcext:value-type="float">
            <text:p>0</text:p>
          </table:table-cell>
          <table:table-cell table:style-name="ce112" table:formula="of:=([.O4]-[.O10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0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0])/[.U4]" office:value-type="float" office:value="-0.0237402303317095" calcext:value-type="float">
            <text:p>-0.02374023033171</text:p>
          </table:table-cell>
          <table:table-cell table:style-name="ce112"/>
          <table:table-cell table:style-name="ce112" table:formula="of:=([.W4]-[.W10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24:.Y24])/8" office:value-type="float" office:value="0.00128974178643271" calcext:value-type="float">
            <text:p>0.001289741786433</text:p>
          </table:table-cell>
          <table:table-cell table:style-name="ce13" table:formula="of:=[.B24] *(-1)" office:value-type="percentage" office:value="-0.00128974178643271" calcext:value-type="percentage">
            <text:p>-0.13%</text:p>
          </table:table-cell>
          <table:table-cell table:style-name="ce112" table:number-columns-repeated="4"/>
          <table:table-cell table:style-name="ce112" table:formula="of:=([.H4]-[.H11])/[.H4]" office:value-type="float" office:value="0.0101439110556941" calcext:value-type="float">
            <text:p>0.010143911055694</text:p>
          </table:table-cell>
          <table:table-cell table:style-name="ce112" table:formula="of:=([.I4]-[.I11])/[.I4]" office:value-type="float" office:value="0" calcext:value-type="float">
            <text:p>0</text:p>
          </table:table-cell>
          <table:table-cell table:style-name="ce112" table:formula="of:=([.J4]-[.J11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11])/[.N4]" office:value-type="float" office:value="0" calcext:value-type="float">
            <text:p>0</text:p>
          </table:table-cell>
          <table:table-cell table:style-name="ce112" table:formula="of:=([.O4]-[.O11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1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11])/[.U4]" office:value-type="float" office:value="-0.0148018847654705" calcext:value-type="float">
            <text:p>-0.014801884765471</text:p>
          </table:table-cell>
          <table:table-cell table:style-name="ce112"/>
          <table:table-cell table:style-name="ce112" table:formula="of:=([.W4]-[.W11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25:.Y25])/8" office:value-type="float" office:value="0.000336790076274919" calcext:value-type="float">
            <text:p>0.000336790076275</text:p>
          </table:table-cell>
          <table:table-cell table:style-name="ce13" table:formula="of:=[.B25] *(-1)" office:value-type="percentage" office:value="-0.000336790076274919" calcext:value-type="percentage">
            <text:p>-0.03%</text:p>
          </table:table-cell>
          <table:table-cell table:style-name="ce112" table:number-columns-repeated="4"/>
          <table:table-cell table:style-name="ce112" table:formula="of:=([.H4]-[.H12])/[.H4]" office:value-type="float" office:value="0.0102737946799668" calcext:value-type="float">
            <text:p>0.010273794679967</text:p>
          </table:table-cell>
          <table:table-cell table:style-name="ce112" table:formula="of:=([.I4]-[.I12])/[.I4]" office:value-type="float" office:value="0" calcext:value-type="float">
            <text:p>0</text:p>
          </table:table-cell>
          <table:table-cell table:style-name="ce112" table:formula="of:=([.J4]-[.J12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12])/[.N4]" office:value-type="float" office:value="0" calcext:value-type="float">
            <text:p>0</text:p>
          </table:table-cell>
          <table:table-cell table:style-name="ce112" table:formula="of:=([.O4]-[.O12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2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12])/[.U4]" office:value-type="float" office:value="-0.0225553820710055" calcext:value-type="float">
            <text:p>-0.022555382071006</text:p>
          </table:table-cell>
          <table:table-cell table:style-name="ce112"/>
          <table:table-cell table:style-name="ce112" table:formula="of:=([.W4]-[.W12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26:.Y26])/8" office:value-type="float" office:value="0.000743948162764312" calcext:value-type="float">
            <text:p>0.000743948162764</text:p>
          </table:table-cell>
          <table:table-cell table:style-name="ce13" table:formula="of:=[.B26] *(-1)" office:value-type="percentage" office:value="-0.000743948162764312" calcext:value-type="percentage">
            <text:p>-0.07%</text:p>
          </table:table-cell>
          <table:table-cell table:style-name="ce112" table:number-columns-repeated="4"/>
          <table:table-cell table:style-name="ce112" table:formula="of:=([.H4]-[.H13])/[.H4]" office:value-type="float" office:value="0.0102737946799668" calcext:value-type="float">
            <text:p>0.010273794679967</text:p>
          </table:table-cell>
          <table:table-cell table:style-name="ce112" table:formula="of:=([.I4]-[.I13])/[.I4]" office:value-type="float" office:value="0" calcext:value-type="float">
            <text:p>0</text:p>
          </table:table-cell>
          <table:table-cell table:style-name="ce112" table:formula="of:=([.J4]-[.J13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3])/[.N4]" office:value-type="float" office:value="0" calcext:value-type="float">
            <text:p>0</text:p>
          </table:table-cell>
          <table:table-cell table:style-name="ce112" table:formula="of:=([.O4]-[.O13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3])/[.S4]" office:value-type="float" office:value="-0.00058102376387189" calcext:value-type="float">
            <text:p>-0.000581023763872</text:p>
          </table:table-cell>
          <table:table-cell table:style-name="ce112"/>
          <table:table-cell table:style-name="ce112" table:formula="of:=([.U4]-[.U13])/[.U4]" office:value-type="float" office:value="-0.0154948292435056" calcext:value-type="float">
            <text:p>-0.015494829243506</text:p>
          </table:table-cell>
          <table:table-cell table:style-name="ce112"/>
          <table:table-cell table:style-name="ce112" table:formula="of:=([.W4]-[.W13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27:.Y27])/8" office:value-type="float" office:value="0.000573096870817377" calcext:value-type="float">
            <text:p>0.000573096870817</text:p>
          </table:table-cell>
          <table:table-cell table:style-name="ce13" table:formula="of:=[.B27] *(-1)" office:value-type="percentage" office:value="-0.000573096870817377" calcext:value-type="percentage">
            <text:p>-0.06%</text:p>
          </table:table-cell>
          <table:table-cell table:style-name="ce112" table:number-columns-repeated="4"/>
          <table:table-cell table:style-name="ce112" table:formula="of:=([.H4]-[.H14])/[.H4]" office:value-type="float" office:value="0.010338736492103" calcext:value-type="float">
            <text:p>0.010338736492103</text:p>
          </table:table-cell>
          <table:table-cell table:style-name="ce112" table:formula="of:=([.I4]-[.I14])/[.I4]" office:value-type="float" office:value="0" calcext:value-type="float">
            <text:p>0</text:p>
          </table:table-cell>
          <table:table-cell table:style-name="ce112" table:formula="of:=([.J4]-[.J14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14])/[.N4]" office:value-type="float" office:value="0" calcext:value-type="float">
            <text:p>0</text:p>
          </table:table-cell>
          <table:table-cell table:style-name="ce112" table:formula="of:=([.O4]-[.O14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4])/[.S4]" office:value-type="float" office:value="-0.00156876416245424" calcext:value-type="float">
            <text:p>-0.001568764162454</text:p>
          </table:table-cell>
          <table:table-cell table:style-name="ce112"/>
          <table:table-cell table:style-name="ce112" table:formula="of:=([.U4]-[.U14])/[.U4]" office:value-type="float" office:value="-0.01828956971854" calcext:value-type="float">
            <text:p>-0.01828956971854</text:p>
          </table:table-cell>
          <table:table-cell table:style-name="ce112"/>
          <table:table-cell table:style-name="ce112" table:formula="of:=([.W4]-[.W14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28:.Y28])/8" office:value-type="float" office:value="0.00376405522512736" calcext:value-type="float">
            <text:p>0.003764055225127</text:p>
          </table:table-cell>
          <table:table-cell table:style-name="ce13" table:formula="of:=[.B28] *(-1)" office:value-type="percentage" office:value="-0.00376405522512736" calcext:value-type="percentage">
            <text:p>-0.38%</text:p>
          </table:table-cell>
          <table:table-cell table:style-name="ce112" table:number-columns-repeated="4"/>
          <table:table-cell table:style-name="ce112" table:formula="of:=([.H4]-[.H15])/[.H4]" office:value-type="float" office:value="0.0103517248545304" calcext:value-type="float">
            <text:p>0.01035172485453</text:p>
          </table:table-cell>
          <table:table-cell table:style-name="ce112" table:formula="of:=([.I4]-[.I15])/[.I4]" office:value-type="float" office:value="0" calcext:value-type="float">
            <text:p>0</text:p>
          </table:table-cell>
          <table:table-cell table:style-name="ce112" table:formula="of:=([.J4]-[.J15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15])/[.N4]" office:value-type="float" office:value="0" calcext:value-type="float">
            <text:p>0</text:p>
          </table:table-cell>
          <table:table-cell table:style-name="ce112" table:formula="of:=([.O4]-[.O15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5])/[.S4]" office:value-type="float" office:value="-0.00183022485619662" calcext:value-type="float">
            <text:p>-0.001830224856197</text:p>
          </table:table-cell>
          <table:table-cell table:style-name="ce112"/>
          <table:table-cell table:style-name="ce112" table:formula="of:=([.U4]-[.U15])/[.U4]" office:value-type="float" office:value="0.00748656944725493" calcext:value-type="float">
            <text:p>0.007486569447255</text:p>
          </table:table-cell>
          <table:table-cell table:style-name="ce112"/>
          <table:table-cell table:style-name="ce112" table:formula="of:=([.W4]-[.W15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29:.Y29])/8" office:value-type="float" office:value="0.00211394911826427" calcext:value-type="float">
            <text:p>0.002113949118264</text:p>
          </table:table-cell>
          <table:table-cell table:style-name="ce13" table:formula="of:=[.B29] *(-1)" office:value-type="percentage" office:value="-0.00211394911826427" calcext:value-type="percentage">
            <text:p>-0.21%</text:p>
          </table:table-cell>
          <table:table-cell table:style-name="ce112" table:number-columns-repeated="4"/>
          <table:table-cell table:style-name="ce112" table:formula="of:=([.H4]-[.H16])/[.H4]" office:value-type="float" office:value="0.00907886533665835" calcext:value-type="float">
            <text:p>0.009078865336658</text:p>
          </table:table-cell>
          <table:table-cell table:style-name="ce112" table:formula="of:=([.I4]-[.I16])/[.I4]" office:value-type="float" office:value="0" calcext:value-type="float">
            <text:p>0</text:p>
          </table:table-cell>
          <table:table-cell table:style-name="ce112" table:formula="of:=([.J4]-[.J16])/[.J4]" office:value-type="float" office:value="0.0032910202162671" calcext:value-type="float">
            <text:p>0.003291020216267</text:p>
          </table:table-cell>
          <table:table-cell table:style-name="ce112" table:number-columns-repeated="3"/>
          <table:table-cell table:style-name="ce112" table:formula="of:=([.N4]-[.N16])/[.N4]" office:value-type="float" office:value="0" calcext:value-type="float">
            <text:p>0</text:p>
          </table:table-cell>
          <table:table-cell table:style-name="ce112" table:formula="of:=([.O4]-[.O16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6])/[.S4]" office:value-type="float" office:value="0.000348614258323165" calcext:value-type="float">
            <text:p>0.000348614258323</text:p>
          </table:table-cell>
          <table:table-cell table:style-name="ce112"/>
          <table:table-cell table:style-name="ce112" table:formula="of:=([.U4]-[.U16])/[.U4]" office:value-type="float" office:value="0.00419309313486554" calcext:value-type="float">
            <text:p>0.004193093134866</text:p>
          </table:table-cell>
          <table:table-cell table:style-name="ce112"/>
          <table:table-cell table:style-name="ce112" table:formula="of:=([.W4]-[.W16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30:.Y30])/8" office:value-type="float" office:value="-0.000617962411296386" calcext:value-type="float">
            <text:p>-0.000617962411296</text:p>
          </table:table-cell>
          <table:table-cell table:style-name="ce13" table:formula="of:=[.B30] *(-1)" office:value-type="percentage" office:value="0.000617962411296386" calcext:value-type="percentage">
            <text:p>0.06%</text:p>
          </table:table-cell>
          <table:table-cell table:style-name="ce112" table:number-columns-repeated="4"/>
          <table:table-cell table:style-name="ce112" table:formula="of:=([.H4]-[.H17])/[.H4]" office:value-type="float" office:value="0.00713061097256858" calcext:value-type="float">
            <text:p>0.007130610972569</text:p>
          </table:table-cell>
          <table:table-cell table:style-name="ce112" table:formula="of:=([.I4]-[.I17])/[.I4]" office:value-type="float" office:value="0" calcext:value-type="float">
            <text:p>0</text:p>
          </table:table-cell>
          <table:table-cell table:style-name="ce112" table:formula="of:=([.J4]-[.J17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7])/[.N4]" office:value-type="float" office:value="0" calcext:value-type="float">
            <text:p>0</text:p>
          </table:table-cell>
          <table:table-cell table:style-name="ce112" table:formula="of:=([.O4]-[.O1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7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7])/[.U4]" office:value-type="float" office:value="-0.0220873001186253" calcext:value-type="float">
            <text:p>-0.022087300118625</text:p>
          </table:table-cell>
          <table:table-cell table:style-name="ce112"/>
          <table:table-cell table:style-name="ce112" table:formula="of:=([.W4]-[.W17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31:.Y31])/8" office:value-type="float" office:value="0.000950401293067902" calcext:value-type="float">
            <text:p>0.000950401293068</text:p>
          </table:table-cell>
          <table:table-cell table:style-name="ce13" table:formula="of:=[.B31] *(-1)" office:value-type="percentage" office:value="-0.000950401293067902" calcext:value-type="percentage">
            <text:p>-0.10%</text:p>
          </table:table-cell>
          <table:table-cell table:style-name="ce112" table:number-columns-repeated="4"/>
          <table:table-cell table:style-name="ce112" table:formula="of:=([.H4]-[.H18])/[.H4]" office:value-type="float" office:value="0.00713061097256858" calcext:value-type="float">
            <text:p>0.007130610972569</text:p>
          </table:table-cell>
          <table:table-cell table:style-name="ce112" table:formula="of:=([.I4]-[.I18])/[.I4]" office:value-type="float" office:value="0" calcext:value-type="float">
            <text:p>0</text:p>
          </table:table-cell>
          <table:table-cell table:style-name="ce112" table:formula="of:=([.J4]-[.J18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8])/[.N4]" office:value-type="float" office:value="0" calcext:value-type="float">
            <text:p>0</text:p>
          </table:table-cell>
          <table:table-cell table:style-name="ce112" table:formula="of:=([.O4]-[.O1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8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18])/[.U4]" office:value-type="float" office:value="-0.00980185117745335" calcext:value-type="float">
            <text:p>-0.009801851177453</text:p>
          </table:table-cell>
          <table:table-cell table:style-name="ce112"/>
          <table:table-cell table:style-name="ce112" table:formula="of:=([.W4]-[.W18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6">
          <table:table-cell table:style-name="ce7" table:number-columns-spanned="2" table:number-rows-spanned="1"/>
          <table:covered-table-cell table:style-name="ce15" table:formula="of:=SUM([.D32:.Y32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optimal value if known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33:.Y33])/14" office:value-type="float" office:value="-0.0107095629066129" calcext:value-type="float">
            <text:p>-0.010709562906613</text:p>
          </table:table-cell>
          <table:table-cell table:style-name="ce13" table:formula="of:=[.B33]*(-1)" office:value-type="percentage" office:value="0.0107095629066129" calcext:value-type="percentage">
            <text:p>1.07%</text:p>
          </table:table-cell>
          <table:table-cell table:style-name="ce112" table:formula="of:=([.D3]-[.D7])/[.D3]" office:value-type="float" office:value="-0.0106009283653242" calcext:value-type="float">
            <text:p>-0.010600928365324</text:p>
          </table:table-cell>
          <table:table-cell table:style-name="ce112" table:formula="of:=([.E3]-[.E7])/[.E3]" office:value-type="float" office:value="0" calcext:value-type="float">
            <text:p>0</text:p>
          </table:table-cell>
          <table:table-cell table:style-name="ce112" table:formula="of:=([.F3]-[.F7])/[.F3]" office:value-type="float" office:value="-0.00099009900990099" calcext:value-type="float">
            <text:p>-0.000990099009901</text:p>
          </table:table-cell>
          <table:table-cell table:style-name="ce112" table:formula="of:=([.G3]-[.G7])/[.G3]" office:value-type="float" office:value="-0.000204426640146572" calcext:value-type="float">
            <text:p>-0.000204426640147</text:p>
          </table:table-cell>
          <table:table-cell table:style-name="ce112" table:number-columns-repeated="3"/>
          <table:table-cell table:style-name="ce112" table:formula="of:=([.K3]-[.K7])/[.K3]" office:value-type="float" office:value="-0.0138619323076692" calcext:value-type="float">
            <text:p>-0.013861932307669</text:p>
          </table:table-cell>
          <table:table-cell table:style-name="ce112" table:formula="of:=([.L3]-[.L7])/[.L3]" office:value-type="float" office:value="-0.0324039593929851" calcext:value-type="float">
            <text:p>-0.032403959392985</text:p>
          </table:table-cell>
          <table:table-cell table:style-name="ce112" table:formula="of:=([.M3]-[.M7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7])/[.P3]" office:value-type="float" office:value="0" calcext:value-type="float">
            <text:p>0</text:p>
          </table:table-cell>
          <table:table-cell table:style-name="ce112" table:formula="of:=([.Q3]-[.Q7])/[.Q3]" office:value-type="float" office:value="-0.0216012683313516" calcext:value-type="float">
            <text:p>-0.021601268331352</text:p>
          </table:table-cell>
          <table:table-cell table:style-name="ce112" table:formula="of:=([.R3]-[.R7])/[.R3]" office:value-type="float" office:value="-0.0272464422049621" calcext:value-type="float">
            <text:p>-0.027246442204962</text:p>
          </table:table-cell>
          <table:table-cell table:style-name="ce112"/>
          <table:table-cell table:style-name="ce112" table:formula="of:=([.T3]-[.T7])/[.T3]" office:value-type="float" office:value="-0.0328832206267885" calcext:value-type="float">
            <text:p>-0.032883220626789</text:p>
          </table:table-cell>
          <table:table-cell table:style-name="ce112"/>
          <table:table-cell table:style-name="ce112" table:formula="of:=([.V3]-[.V7])/[.V3]" office:value-type="float" office:value="-0.0101416038134521" calcext:value-type="float">
            <text:p>-0.010141603813452</text:p>
          </table:table-cell>
          <table:table-cell table:style-name="ce112"/>
          <table:table-cell table:style-name="ce112" table:formula="of:=([.X3]-[.X7])/[.X3]" office:value-type="float" office:value="0" calcext:value-type="float">
            <text:p>0</text:p>
          </table:table-cell>
          <table:table-cell table:style-name="ce112" table:formula="of:=([.Y3]-[.Y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34:.Y34])/14" office:value-type="float" office:value="-0.00823946440658444" calcext:value-type="float">
            <text:p>-0.008239464406584</text:p>
          </table:table-cell>
          <table:table-cell table:style-name="ce13" table:formula="of:=[.B34]*(-1)" office:value-type="percentage" office:value="0.00823946440658444" calcext:value-type="percentage">
            <text:p>0.82%</text:p>
          </table:table-cell>
          <table:table-cell table:style-name="ce112" table:formula="of:=([.D3]-[.D8])/[.D3]" office:value-type="float" office:value="-0.00514364571571943" calcext:value-type="float">
            <text:p>-0.005143645715719</text:p>
          </table:table-cell>
          <table:table-cell table:style-name="ce112" table:formula="of:=([.E3]-[.E8])/[.E3]" office:value-type="float" office:value="0" calcext:value-type="float">
            <text:p>0</text:p>
          </table:table-cell>
          <table:table-cell table:style-name="ce112" table:formula="of:=([.F3]-[.F8])/[.F3]" office:value-type="float" office:value="-0.00099009900990099" calcext:value-type="float">
            <text:p>-0.000990099009901</text:p>
          </table:table-cell>
          <table:table-cell table:style-name="ce112" table:formula="of:=([.G3]-[.G8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8])/[.K3]" office:value-type="float" office:value="-0.0150712749900003" calcext:value-type="float">
            <text:p>-0.01507127499</text:p>
          </table:table-cell>
          <table:table-cell table:style-name="ce112" table:formula="of:=([.L3]-[.L8])/[.L3]" office:value-type="float" office:value="-0.0178827045530296" calcext:value-type="float">
            <text:p>-0.01788270455303</text:p>
          </table:table-cell>
          <table:table-cell table:style-name="ce112" table:formula="of:=([.M3]-[.M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8])/[.P3]" office:value-type="float" office:value="0" calcext:value-type="float">
            <text:p>0</text:p>
          </table:table-cell>
          <table:table-cell table:style-name="ce112" table:formula="of:=([.Q3]-[.Q8])/[.Q3]" office:value-type="float" office:value="-0.0166468489892985" calcext:value-type="float">
            <text:p>-0.016646848989299</text:p>
          </table:table-cell>
          <table:table-cell table:style-name="ce112" table:formula="of:=([.R3]-[.R8])/[.R3]" office:value-type="float" office:value="-0.0104921129772095" calcext:value-type="float">
            <text:p>-0.01049211297721</text:p>
          </table:table-cell>
          <table:table-cell table:style-name="ce112"/>
          <table:table-cell table:style-name="ce112" table:formula="of:=([.T3]-[.T8])/[.T3]" office:value-type="float" office:value="-0.0347268581385948" calcext:value-type="float">
            <text:p>-0.034726858138595</text:p>
          </table:table-cell>
          <table:table-cell table:style-name="ce112"/>
          <table:table-cell table:style-name="ce112" table:formula="of:=([.V3]-[.V8])/[.V3]" office:value-type="float" office:value="-0.0143989573184291" calcext:value-type="float">
            <text:p>-0.014398957318429</text:p>
          </table:table-cell>
          <table:table-cell table:style-name="ce112"/>
          <table:table-cell table:style-name="ce112" table:formula="of:=([.X3]-[.X8])/[.X3]" office:value-type="float" office:value="0" calcext:value-type="float">
            <text:p>0</text:p>
          </table:table-cell>
          <table:table-cell table:style-name="ce112" table:formula="of:=([.Y3]-[.Y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35:.Y35])/14" office:value-type="float" office:value="-0.00787070919307214" calcext:value-type="float">
            <text:p>-0.007870709193072</text:p>
          </table:table-cell>
          <table:table-cell table:style-name="ce13" table:formula="of:=[.B35]*(-1)" office:value-type="percentage" office:value="0.00787070919307214" calcext:value-type="percentage">
            <text:p>0.79%</text:p>
          </table:table-cell>
          <table:table-cell table:style-name="ce112" table:formula="of:=([.D3]-[.D9])/[.D3]" office:value-type="float" office:value="-0.00533182787605063" calcext:value-type="float">
            <text:p>-0.005331827876051</text:p>
          </table:table-cell>
          <table:table-cell table:style-name="ce112" table:formula="of:=([.E3]-[.E9])/[.E3]" office:value-type="float" office:value="0" calcext:value-type="float">
            <text:p>0</text:p>
          </table:table-cell>
          <table:table-cell table:style-name="ce112" table:formula="of:=([.F3]-[.F9])/[.F3]" office:value-type="float" office:value="0" calcext:value-type="float">
            <text:p>0</text:p>
          </table:table-cell>
          <table:table-cell table:style-name="ce112" table:formula="of:=([.G3]-[.G9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9])/[.K3]" office:value-type="float" office:value="-0.00283494373391408" calcext:value-type="float">
            <text:p>-0.002834943733914</text:p>
          </table:table-cell>
          <table:table-cell table:style-name="ce112" table:formula="of:=([.L3]-[.L9])/[.L3]" office:value-type="float" office:value="-0.0296777948562052" calcext:value-type="float">
            <text:p>-0.029677794856205</text:p>
          </table:table-cell>
          <table:table-cell table:style-name="ce112" table:formula="of:=([.M3]-[.M9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9])/[.P3]" office:value-type="float" office:value="0" calcext:value-type="float">
            <text:p>0</text:p>
          </table:table-cell>
          <table:table-cell table:style-name="ce112" table:formula="of:=([.Q3]-[.Q9])/[.Q3]" office:value-type="float" office:value="-0.0122869599682917" calcext:value-type="float">
            <text:p>-0.012286959968292</text:p>
          </table:table-cell>
          <table:table-cell table:style-name="ce112" table:formula="of:=([.R3]-[.R9])/[.R3]" office:value-type="float" office:value="-0.0239884887606415" calcext:value-type="float">
            <text:p>-0.023988488760642</text:p>
          </table:table-cell>
          <table:table-cell table:style-name="ce112"/>
          <table:table-cell table:style-name="ce112" table:formula="of:=([.T3]-[.T9])/[.T3]" office:value-type="float" office:value="-0.0171766274950476" calcext:value-type="float">
            <text:p>-0.017176627495048</text:p>
          </table:table-cell>
          <table:table-cell table:style-name="ce112"/>
          <table:table-cell table:style-name="ce112" table:formula="of:=([.V3]-[.V9])/[.V3]" office:value-type="float" office:value="-0.0188932860128593" calcext:value-type="float">
            <text:p>-0.018893286012859</text:p>
          </table:table-cell>
          <table:table-cell table:style-name="ce112"/>
          <table:table-cell table:style-name="ce112" table:formula="of:=([.X3]-[.X9])/[.X3]" office:value-type="float" office:value="0" calcext:value-type="float">
            <text:p>0</text:p>
          </table:table-cell>
          <table:table-cell table:style-name="ce112" table:formula="of:=([.Y3]-[.Y9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36:.Y36])/14" office:value-type="float" office:value="-0.012120963757889" calcext:value-type="float">
            <text:p>-0.012120963757889</text:p>
          </table:table-cell>
          <table:table-cell table:style-name="ce13" table:formula="of:=[.B36]*(-1)" office:value-type="percentage" office:value="0.012120963757889" calcext:value-type="percentage">
            <text:p>1.21%</text:p>
          </table:table-cell>
          <table:table-cell table:style-name="ce112" table:formula="of:=([.D3]-[.D10])/[.D3]" office:value-type="float" office:value="-0.0127963869025216" calcext:value-type="float">
            <text:p>-0.012796386902522</text:p>
          </table:table-cell>
          <table:table-cell table:style-name="ce112" table:formula="of:=([.E3]-[.E10])/[.E3]" office:value-type="float" office:value="0" calcext:value-type="float">
            <text:p>0</text:p>
          </table:table-cell>
          <table:table-cell table:style-name="ce112" table:formula="of:=([.F3]-[.F10])/[.F3]" office:value-type="float" office:value="-0.00297029702970297" calcext:value-type="float">
            <text:p>-0.002970297029703</text:p>
          </table:table-cell>
          <table:table-cell table:style-name="ce112" table:formula="of:=([.G3]-[.G10])/[.G3]" office:value-type="float" office:value="-0.000204426640146813" calcext:value-type="float">
            <text:p>-0.000204426640147</text:p>
          </table:table-cell>
          <table:table-cell table:style-name="ce112" table:number-columns-repeated="3"/>
          <table:table-cell table:style-name="ce112" table:formula="of:=([.K3]-[.K10])/[.K3]" office:value-type="float" office:value="-0.0275160290247012" calcext:value-type="float">
            <text:p>-0.027516029024701</text:p>
          </table:table-cell>
          <table:table-cell table:style-name="ce112" table:formula="of:=([.L3]-[.L10])/[.L3]" office:value-type="float" office:value="-0.0162724994239395" calcext:value-type="float">
            <text:p>-0.01627249942394</text:p>
          </table:table-cell>
          <table:table-cell table:style-name="ce112" table:formula="of:=([.M3]-[.M10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0])/[.P3]" office:value-type="float" office:value="0" calcext:value-type="float">
            <text:p>0</text:p>
          </table:table-cell>
          <table:table-cell table:style-name="ce112" table:formula="of:=([.Q3]-[.Q10])/[.Q3]" office:value-type="float" office:value="-0.0309816356189721" calcext:value-type="float">
            <text:p>-0.030981635618972</text:p>
          </table:table-cell>
          <table:table-cell table:style-name="ce112" table:formula="of:=([.R3]-[.R10])/[.R3]" office:value-type="float" office:value="-0.0403274522869515" calcext:value-type="float">
            <text:p>-0.040327452286952</text:p>
          </table:table-cell>
          <table:table-cell table:style-name="ce112"/>
          <table:table-cell table:style-name="ce112" table:formula="of:=([.T3]-[.T10])/[.T3]" office:value-type="float" office:value="-0.0280145222784313" calcext:value-type="float">
            <text:p>-0.028014522278431</text:p>
          </table:table-cell>
          <table:table-cell table:style-name="ce112"/>
          <table:table-cell table:style-name="ce112" table:formula="of:=([.V3]-[.V10])/[.V3]" office:value-type="float" office:value="-0.0106102434050784" calcext:value-type="float">
            <text:p>-0.010610243405078</text:p>
          </table:table-cell>
          <table:table-cell table:style-name="ce112"/>
          <table:table-cell table:style-name="ce112" table:formula="of:=([.X3]-[.X10])/[.X3]" office:value-type="float" office:value="0" calcext:value-type="float">
            <text:p>0</text:p>
          </table:table-cell>
          <table:table-cell table:style-name="ce112" table:formula="of:=([.Y3]-[.Y10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37:.Y37])/14" office:value-type="float" office:value="-0.0089155045825285" calcext:value-type="float">
            <text:p>-0.008915504582529</text:p>
          </table:table-cell>
          <table:table-cell table:style-name="ce13" table:formula="of:=[.B37]*(-1)" office:value-type="percentage" office:value="0.0089155045825285" calcext:value-type="percentage">
            <text:p>0.89%</text:p>
          </table:table-cell>
          <table:table-cell table:style-name="ce112" table:formula="of:=([.D3]-[.D11])/[.D3]" office:value-type="float" office:value="-0.00473591770166861" calcext:value-type="float">
            <text:p>-0.004735917701669</text:p>
          </table:table-cell>
          <table:table-cell table:style-name="ce112" table:formula="of:=([.E3]-[.E11])/[.E3]" office:value-type="float" office:value="-0.00331262939958587" calcext:value-type="float">
            <text:p>-0.003312629399586</text:p>
          </table:table-cell>
          <table:table-cell table:style-name="ce112" table:formula="of:=([.F3]-[.F11])/[.F3]" office:value-type="float" office:value="-0.00198019801980198" calcext:value-type="float">
            <text:p>-0.001980198019802</text:p>
          </table:table-cell>
          <table:table-cell table:style-name="ce112" table:formula="of:=([.G3]-[.G11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1])/[.K3]" office:value-type="float" office:value="-0.00580312097946894" calcext:value-type="float">
            <text:p>-0.005803120979469</text:p>
          </table:table-cell>
          <table:table-cell table:style-name="ce112" table:formula="of:=([.L3]-[.L11])/[.L3]" office:value-type="float" office:value="-0.0254056498364115" calcext:value-type="float">
            <text:p>-0.025405649836412</text:p>
          </table:table-cell>
          <table:table-cell table:style-name="ce112" table:formula="of:=([.M3]-[.M11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1])/[.P3]" office:value-type="float" office:value="0" calcext:value-type="float">
            <text:p>0</text:p>
          </table:table-cell>
          <table:table-cell table:style-name="ce112" table:formula="of:=([.Q3]-[.Q11])/[.Q3]" office:value-type="float" office:value="-0.0198176773682124" calcext:value-type="float">
            <text:p>-0.019817677368212</text:p>
          </table:table-cell>
          <table:table-cell table:style-name="ce112" table:formula="of:=([.R3]-[.R11])/[.R3]" office:value-type="float" office:value="-0.0233691911008145" calcext:value-type="float">
            <text:p>-0.023369191100815</text:p>
          </table:table-cell>
          <table:table-cell table:style-name="ce112"/>
          <table:table-cell table:style-name="ce112" table:formula="of:=([.T3]-[.T11])/[.T3]" office:value-type="float" office:value="-0.0167857990821812" calcext:value-type="float">
            <text:p>-0.016785799082181</text:p>
          </table:table-cell>
          <table:table-cell table:style-name="ce112"/>
          <table:table-cell table:style-name="ce112" table:formula="of:=([.V3]-[.V11])/[.V3]" office:value-type="float" office:value="-0.0236068806672539" calcext:value-type="float">
            <text:p>-0.023606880667254</text:p>
          </table:table-cell>
          <table:table-cell table:style-name="ce112"/>
          <table:table-cell table:style-name="ce112" table:formula="of:=([.X3]-[.X11])/[.X3]" office:value-type="float" office:value="0" calcext:value-type="float">
            <text:p>0</text:p>
          </table:table-cell>
          <table:table-cell table:style-name="ce112" table:formula="of:=([.Y3]-[.Y11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38:.Y38])/14" office:value-type="float" office:value="-0.00722727416779289" calcext:value-type="float">
            <text:p>-0.007227274167793</text:p>
          </table:table-cell>
          <table:table-cell table:style-name="ce13" table:formula="of:=[.B38]*(-1)" office:value-type="percentage" office:value="0.00722727416779289" calcext:value-type="percentage">
            <text:p>0.72%</text:p>
          </table:table-cell>
          <table:table-cell table:style-name="ce112" table:formula="of:=([.D3]-[.D12])/[.D3]" office:value-type="float" office:value="-0.00696273993225442" calcext:value-type="float">
            <text:p>-0.006962739932254</text:p>
          </table:table-cell>
          <table:table-cell table:style-name="ce112" table:formula="of:=([.E3]-[.E12])/[.E3]" office:value-type="float" office:value="0" calcext:value-type="float">
            <text:p>0</text:p>
          </table:table-cell>
          <table:table-cell table:style-name="ce112" table:formula="of:=([.F3]-[.F12])/[.F3]" office:value-type="float" office:value="-0.00198019801980198" calcext:value-type="float">
            <text:p>-0.001980198019802</text:p>
          </table:table-cell>
          <table:table-cell table:style-name="ce112" table:formula="of:=([.G3]-[.G12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2])/[.K3]" office:value-type="float" office:value="-0.00288455143946531" calcext:value-type="float">
            <text:p>-0.002884551439465</text:p>
          </table:table-cell>
          <table:table-cell table:style-name="ce112" table:formula="of:=([.L3]-[.L12])/[.L3]" office:value-type="float" office:value="-0.0251381607977317" calcext:value-type="float">
            <text:p>-0.025138160797732</text:p>
          </table:table-cell>
          <table:table-cell table:style-name="ce112" table:formula="of:=([.M3]-[.M12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2])/[.P3]" office:value-type="float" office:value="0" calcext:value-type="float">
            <text:p>0</text:p>
          </table:table-cell>
          <table:table-cell table:style-name="ce112" table:formula="of:=([.Q3]-[.Q12])/[.Q3]" office:value-type="float" office:value="-0.0115603117981239" calcext:value-type="float">
            <text:p>-0.011560311798124</text:p>
          </table:table-cell>
          <table:table-cell table:style-name="ce112" table:formula="of:=([.R3]-[.R12])/[.R3]" office:value-type="float" office:value="-0.0173661600987751" calcext:value-type="float">
            <text:p>-0.017366160098775</text:p>
          </table:table-cell>
          <table:table-cell table:style-name="ce112"/>
          <table:table-cell table:style-name="ce112" table:formula="of:=([.T3]-[.T12])/[.T3]" office:value-type="float" office:value="-0.0242914723452449" calcext:value-type="float">
            <text:p>-0.024291472345245</text:p>
          </table:table-cell>
          <table:table-cell table:style-name="ce112"/>
          <table:table-cell table:style-name="ce112" table:formula="of:=([.V3]-[.V12])/[.V3]" office:value-type="float" office:value="-0.0109982439177033" calcext:value-type="float">
            <text:p>-0.010998243917703</text:p>
          </table:table-cell>
          <table:table-cell table:style-name="ce112"/>
          <table:table-cell table:style-name="ce112" table:formula="of:=([.X3]-[.X12])/[.X3]" office:value-type="float" office:value="0" calcext:value-type="float">
            <text:p>0</text:p>
          </table:table-cell>
          <table:table-cell table:style-name="ce112" table:formula="of:=([.Y3]-[.Y12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39:.Y39])/14" office:value-type="float" office:value="-0.00945674130930902" calcext:value-type="float">
            <text:p>-0.009456741309309</text:p>
          </table:table-cell>
          <table:table-cell table:style-name="ce13" table:formula="of:=[.B39]*(-1)" office:value-type="percentage" office:value="0.00945674130930902" calcext:value-type="percentage">
            <text:p>0.95%</text:p>
          </table:table-cell>
          <table:table-cell table:style-name="ce112" table:formula="of:=([.D3]-[.D13])/[.D3]" office:value-type="float" office:value="-0.001411366202484" calcext:value-type="float">
            <text:p>-0.001411366202484</text:p>
          </table:table-cell>
          <table:table-cell table:style-name="ce112" table:formula="of:=([.E3]-[.E13])/[.E3]" office:value-type="float" office:value="0" calcext:value-type="float">
            <text:p>0</text:p>
          </table:table-cell>
          <table:table-cell table:style-name="ce112" table:formula="of:=([.F3]-[.F13])/[.F3]" office:value-type="float" office:value="-0.00099009900990099" calcext:value-type="float">
            <text:p>-0.000990099009901</text:p>
          </table:table-cell>
          <table:table-cell table:style-name="ce112" table:formula="of:=([.G3]-[.G13])/[.G3]" office:value-type="float" office:value="-0.000013091860044488" calcext:value-type="float">
            <text:p>-1.3091860044488E-05</text:p>
          </table:table-cell>
          <table:table-cell table:style-name="ce112" table:number-columns-repeated="3"/>
          <table:table-cell table:style-name="ce112" table:formula="of:=([.K3]-[.K13])/[.K3]" office:value-type="float" office:value="-0.00757064749997547" calcext:value-type="float">
            <text:p>-0.007570647499975</text:p>
          </table:table-cell>
          <table:table-cell table:style-name="ce112" table:formula="of:=([.L3]-[.L13])/[.L3]" office:value-type="float" office:value="-0.038664216188747" calcext:value-type="float">
            <text:p>-0.038664216188747</text:p>
          </table:table-cell>
          <table:table-cell table:style-name="ce112" table:formula="of:=([.M3]-[.M13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3])/[.P3]" office:value-type="float" office:value="0" calcext:value-type="float">
            <text:p>0</text:p>
          </table:table-cell>
          <table:table-cell table:style-name="ce112" table:formula="of:=([.Q3]-[.Q13])/[.Q3]" office:value-type="float" office:value="-0.00581318536134226" calcext:value-type="float">
            <text:p>-0.005813185361342</text:p>
          </table:table-cell>
          <table:table-cell table:style-name="ce112" table:formula="of:=([.R3]-[.R13])/[.R3]" office:value-type="float" office:value="-0.0213243393723817" calcext:value-type="float">
            <text:p>-0.021324339372382</text:p>
          </table:table-cell>
          <table:table-cell table:style-name="ce112"/>
          <table:table-cell table:style-name="ce112" table:formula="of:=([.T3]-[.T13])/[.T3]" office:value-type="float" office:value="-0.0376079391308198" calcext:value-type="float">
            <text:p>-0.03760793913082</text:p>
          </table:table-cell>
          <table:table-cell table:style-name="ce112"/>
          <table:table-cell table:style-name="ce112" table:formula="of:=([.V3]-[.V13])/[.V3]" office:value-type="float" office:value="-0.0189994937046305" calcext:value-type="float">
            <text:p>-0.018999493704631</text:p>
          </table:table-cell>
          <table:table-cell table:style-name="ce112"/>
          <table:table-cell table:style-name="ce112" table:formula="of:=([.X3]-[.X13])/[.X3]" office:value-type="float" office:value="0" calcext:value-type="float">
            <text:p>0</text:p>
          </table:table-cell>
          <table:table-cell table:style-name="ce112" table:formula="of:=([.Y3]-[.Y13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40:.Y40])/14" office:value-type="float" office:value="-0.00643276166574915" calcext:value-type="float">
            <text:p>-0.006432761665749</text:p>
          </table:table-cell>
          <table:table-cell table:style-name="ce13" table:formula="of:=[.B40]*(-1)" office:value-type="percentage" office:value="0.00643276166574915" calcext:value-type="percentage">
            <text:p>0.64%</text:p>
          </table:table-cell>
          <table:table-cell table:style-name="ce112" table:formula="of:=([.D3]-[.D14])/[.D3]" office:value-type="float" office:value="-0.001411366202484" calcext:value-type="float">
            <text:p>-0.001411366202484</text:p>
          </table:table-cell>
          <table:table-cell table:style-name="ce112" table:formula="of:=([.E3]-[.E14])/[.E3]" office:value-type="float" office:value="0" calcext:value-type="float">
            <text:p>0</text:p>
          </table:table-cell>
          <table:table-cell table:style-name="ce112" table:formula="of:=([.F3]-[.F14])/[.F3]" office:value-type="float" office:value="-0.00099009900990099" calcext:value-type="float">
            <text:p>-0.000990099009901</text:p>
          </table:table-cell>
          <table:table-cell table:style-name="ce112" table:formula="of:=([.G3]-[.G14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4])/[.K3]" office:value-type="float" office:value="-0.0163619347557707" calcext:value-type="float">
            <text:p>-0.016361934755771</text:p>
          </table:table-cell>
          <table:table-cell table:style-name="ce112" table:formula="of:=([.L3]-[.L14])/[.L3]" office:value-type="float" office:value="-0.0171213216689197" calcext:value-type="float">
            <text:p>-0.01712132166892</text:p>
          </table:table-cell>
          <table:table-cell table:style-name="ce112" table:formula="of:=([.M3]-[.M14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4])/[.P3]" office:value-type="float" office:value="0" calcext:value-type="float">
            <text:p>0</text:p>
          </table:table-cell>
          <table:table-cell table:style-name="ce112" table:formula="of:=([.Q3]-[.Q14])/[.Q3]" office:value-type="float" office:value="-0.0119566653454881" calcext:value-type="float">
            <text:p>-0.011956665345488</text:p>
          </table:table-cell>
          <table:table-cell table:style-name="ce112" table:formula="of:=([.R3]-[.R14])/[.R3]" office:value-type="float" office:value="-0.0159924524150073" calcext:value-type="float">
            <text:p>-0.015992452415007</text:p>
          </table:table-cell>
          <table:table-cell table:style-name="ce112"/>
          <table:table-cell table:style-name="ce112" table:formula="of:=([.T3]-[.T14])/[.T3]" office:value-type="float" office:value="-0.0199915407022198" calcext:value-type="float">
            <text:p>-0.01999154070222</text:p>
          </table:table-cell>
          <table:table-cell table:style-name="ce112"/>
          <table:table-cell table:style-name="ce112" table:formula="of:=([.V3]-[.V14])/[.V3]" office:value-type="float" office:value="-0.00623328322069749" calcext:value-type="float">
            <text:p>-0.006233283220697</text:p>
          </table:table-cell>
          <table:table-cell table:style-name="ce112"/>
          <table:table-cell table:style-name="ce112" table:formula="of:=([.X3]-[.X14])/[.X3]" office:value-type="float" office:value="0" calcext:value-type="float">
            <text:p>0</text:p>
          </table:table-cell>
          <table:table-cell table:style-name="ce112" table:formula="of:=([.Y3]-[.Y14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41:.Y41])/14" office:value-type="float" office:value="-0.00466795368128064" calcext:value-type="float">
            <text:p>-0.004667953681281</text:p>
          </table:table-cell>
          <table:table-cell table:style-name="ce13" table:formula="of:=[.B41]*(-1)" office:value-type="percentage" office:value="0.00466795368128064" calcext:value-type="percentage">
            <text:p>0.47%</text:p>
          </table:table-cell>
          <table:table-cell table:style-name="ce112" table:formula="of:=([.D3]-[.D15])/[.D3]" office:value-type="float" office:value="-0.00401455275373222" calcext:value-type="float">
            <text:p>-0.004014552753732</text:p>
          </table:table-cell>
          <table:table-cell table:style-name="ce112" table:formula="of:=([.E3]-[.E15])/[.E3]" office:value-type="float" office:value="0" calcext:value-type="float">
            <text:p>0</text:p>
          </table:table-cell>
          <table:table-cell table:style-name="ce112" table:formula="of:=([.F3]-[.F15])/[.F3]" office:value-type="float" office:value="-0.00099009900990099" calcext:value-type="float">
            <text:p>-0.000990099009901</text:p>
          </table:table-cell>
          <table:table-cell table:style-name="ce112" table:formula="of:=([.G3]-[.G15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5])/[.K3]" office:value-type="float" office:value="-0.00164696777017195" calcext:value-type="float">
            <text:p>-0.001646967770172</text:p>
          </table:table-cell>
          <table:table-cell table:style-name="ce112" table:formula="of:=([.L3]-[.L15])/[.L3]" office:value-type="float" office:value="-0.0179638620737056" calcext:value-type="float">
            <text:p>-0.017963862073706</text:p>
          </table:table-cell>
          <table:table-cell table:style-name="ce112" table:formula="of:=([.M3]-[.M15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5])/[.P3]" office:value-type="float" office:value="0" calcext:value-type="float">
            <text:p>0</text:p>
          </table:table-cell>
          <table:table-cell table:style-name="ce112" table:formula="of:=([.Q3]-[.Q15])/[.Q3]" office:value-type="float" office:value="-0.00766283524904221" calcext:value-type="float">
            <text:p>-0.007662835249042</text:p>
          </table:table-cell>
          <table:table-cell table:style-name="ce112" table:formula="of:=([.R3]-[.R15])/[.R3]" office:value-type="float" office:value="-0.00728299963677445" calcext:value-type="float">
            <text:p>-0.007282999636774</text:p>
          </table:table-cell>
          <table:table-cell table:style-name="ce112"/>
          <table:table-cell table:style-name="ce112" table:formula="of:=([.T3]-[.T15])/[.T3]" office:value-type="float" office:value="-0.00966622036593296" calcext:value-type="float">
            <text:p>-0.009666220365933</text:p>
          </table:table-cell>
          <table:table-cell table:style-name="ce112"/>
          <table:table-cell table:style-name="ce112" table:formula="of:=([.V3]-[.V15])/[.V3]" office:value-type="float" office:value="-0.0161238146786686" calcext:value-type="float">
            <text:p>-0.016123814678669</text:p>
          </table:table-cell>
          <table:table-cell table:style-name="ce112"/>
          <table:table-cell table:style-name="ce112" table:formula="of:=([.X3]-[.X15])/[.X3]" office:value-type="float" office:value="0" calcext:value-type="float">
            <text:p>0</text:p>
          </table:table-cell>
          <table:table-cell table:style-name="ce112" table:formula="of:=([.Y3]-[.Y15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42:.Y42])/14" office:value-type="float" office:value="-0.00946310957354983" calcext:value-type="float">
            <text:p>-0.00946310957355</text:p>
          </table:table-cell>
          <table:table-cell table:style-name="ce13" table:formula="of:=[.B42]*(-1)" office:value-type="percentage" office:value="0.00946310957354983" calcext:value-type="percentage">
            <text:p>0.95%</text:p>
          </table:table-cell>
          <table:table-cell table:style-name="ce112" table:formula="of:=([.D3]-[.D16])/[.D3]" office:value-type="float" office:value="-0.00316773303224182" calcext:value-type="float">
            <text:p>-0.003167733032242</text:p>
          </table:table-cell>
          <table:table-cell table:style-name="ce112" table:formula="of:=([.E3]-[.E16])/[.E3]" office:value-type="float" office:value="0" calcext:value-type="float">
            <text:p>0</text:p>
          </table:table-cell>
          <table:table-cell table:style-name="ce112" table:formula="of:=([.F3]-[.F16])/[.F3]" office:value-type="float" office:value="-0.00297029702970297" calcext:value-type="float">
            <text:p>-0.002970297029703</text:p>
          </table:table-cell>
          <table:table-cell table:style-name="ce112" table:formula="of:=([.G3]-[.G16])/[.G3]" office:value-type="float" office:value="-0.000204426640146813" calcext:value-type="float">
            <text:p>-0.000204426640147</text:p>
          </table:table-cell>
          <table:table-cell table:style-name="ce112" table:number-columns-repeated="3"/>
          <table:table-cell table:style-name="ce112" table:formula="of:=([.K3]-[.K16])/[.K3]" office:value-type="float" office:value="-0.00637088293997597" calcext:value-type="float">
            <text:p>-0.006370882939976</text:p>
          </table:table-cell>
          <table:table-cell table:style-name="ce112" table:formula="of:=([.L3]-[.L16])/[.L3]" office:value-type="float" office:value="-0.0109252964808183" calcext:value-type="float">
            <text:p>-0.010925296480818</text:p>
          </table:table-cell>
          <table:table-cell table:style-name="ce112" table:formula="of:=([.M3]-[.M16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6])/[.P3]" office:value-type="float" office:value="0" calcext:value-type="float">
            <text:p>0</text:p>
          </table:table-cell>
          <table:table-cell table:style-name="ce112" table:formula="of:=([.Q3]-[.Q16])/[.Q3]" office:value-type="float" office:value="-0.0288016911084687" calcext:value-type="float">
            <text:p>-0.028801691108469</text:p>
          </table:table-cell>
          <table:table-cell table:style-name="ce112" table:formula="of:=([.R3]-[.R16])/[.R3]" office:value-type="float" office:value="-0.0398756795001701" calcext:value-type="float">
            <text:p>-0.03987567950017</text:p>
          </table:table-cell>
          <table:table-cell table:style-name="ce112"/>
          <table:table-cell table:style-name="ce112" table:formula="of:=([.T3]-[.T16])/[.T3]" office:value-type="float" office:value="-0.0261767126432221" calcext:value-type="float">
            <text:p>-0.026176712643222</text:p>
          </table:table-cell>
          <table:table-cell table:style-name="ce112"/>
          <table:table-cell table:style-name="ce112" table:formula="of:=([.V3]-[.V16])/[.V3]" office:value-type="float" office:value="-0.0139908146549509" calcext:value-type="float">
            <text:p>-0.013990814654951</text:p>
          </table:table-cell>
          <table:table-cell table:style-name="ce112"/>
          <table:table-cell table:style-name="ce112" table:formula="of:=([.X3]-[.X16])/[.X3]" office:value-type="float" office:value="0" calcext:value-type="float">
            <text:p>0</text:p>
          </table:table-cell>
          <table:table-cell table:style-name="ce112" table:formula="of:=([.Y3]-[.Y16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43:.Y43])/14" office:value-type="float" office:value="-0.00910528216144668" calcext:value-type="float">
            <text:p>-0.009105282161447</text:p>
          </table:table-cell>
          <table:table-cell table:style-name="ce13" table:formula="of:=[.B43]*(-1)" office:value-type="percentage" office:value="0.00910528216144668" calcext:value-type="percentage">
            <text:p>0.91%</text:p>
          </table:table-cell>
          <table:table-cell table:style-name="ce112" table:formula="of:=([.D3]-[.D17])/[.D3]" office:value-type="float" office:value="-0.0165913938025342" calcext:value-type="float">
            <text:p>-0.016591393802534</text:p>
          </table:table-cell>
          <table:table-cell table:style-name="ce112" table:formula="of:=([.E3]-[.E17])/[.E3]" office:value-type="float" office:value="0" calcext:value-type="float">
            <text:p>0</text:p>
          </table:table-cell>
          <table:table-cell table:style-name="ce112" table:formula="of:=([.F3]-[.F17])/[.F3]" office:value-type="float" office:value="-0.00198019801980198" calcext:value-type="float">
            <text:p>-0.001980198019802</text:p>
          </table:table-cell>
          <table:table-cell table:style-name="ce112" table:formula="of:=([.G3]-[.G17])/[.G3]" office:value-type="float" office:value="-0.000408853280293264" calcext:value-type="float">
            <text:p>-0.000408853280293</text:p>
          </table:table-cell>
          <table:table-cell table:style-name="ce112" table:number-columns-repeated="3"/>
          <table:table-cell table:style-name="ce112" table:formula="of:=([.K3]-[.K17])/[.K3]" office:value-type="float" office:value="-0.00876903275214926" calcext:value-type="float">
            <text:p>-0.008769032752149</text:p>
          </table:table-cell>
          <table:table-cell table:style-name="ce112" table:formula="of:=([.L3]-[.L17])/[.L3]" office:value-type="float" office:value="-0.0151867073770948" calcext:value-type="float">
            <text:p>-0.015186707377095</text:p>
          </table:table-cell>
          <table:table-cell table:style-name="ce112" table:formula="of:=([.M3]-[.M17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7])/[.P3]" office:value-type="float" office:value="0" calcext:value-type="float">
            <text:p>0</text:p>
          </table:table-cell>
          <table:table-cell table:style-name="ce112" table:formula="of:=([.Q3]-[.Q17])/[.Q3]" office:value-type="float" office:value="-0.0183643810278769" calcext:value-type="float">
            <text:p>-0.018364381027877</text:p>
          </table:table-cell>
          <table:table-cell table:style-name="ce112" table:formula="of:=([.R3]-[.R17])/[.R3]" office:value-type="float" office:value="-0.028795860590101" calcext:value-type="float">
            <text:p>-0.028795860590101</text:p>
          </table:table-cell>
          <table:table-cell table:style-name="ce112"/>
          <table:table-cell table:style-name="ce112" table:formula="of:=([.T3]-[.T17])/[.T3]" office:value-type="float" office:value="-0.026592872430394" calcext:value-type="float">
            <text:p>-0.026592872430394</text:p>
          </table:table-cell>
          <table:table-cell table:style-name="ce112"/>
          <table:table-cell table:style-name="ce112" table:formula="of:=([.V3]-[.V17])/[.V3]" office:value-type="float" office:value="-0.010784650980008" calcext:value-type="float">
            <text:p>-0.010784650980008</text:p>
          </table:table-cell>
          <table:table-cell table:style-name="ce112"/>
          <table:table-cell table:style-name="ce112" table:formula="of:=([.X3]-[.X17])/[.X3]" office:value-type="float" office:value="0" calcext:value-type="float">
            <text:p>0</text:p>
          </table:table-cell>
          <table:table-cell table:style-name="ce112" table:formula="of:=([.Y3]-[.Y1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44:.Y44])/14" office:value-type="float" office:value="-0.00717442194995021" calcext:value-type="float">
            <text:p>-0.00717442194995</text:p>
          </table:table-cell>
          <table:table-cell table:style-name="ce13" table:formula="of:=[.B44]*(-1)" office:value-type="percentage" office:value="0.00717442194995021" calcext:value-type="percentage">
            <text:p>0.72%</text:p>
          </table:table-cell>
          <table:table-cell table:style-name="ce112" table:formula="of:=([.D3]-[.D18])/[.D3]" office:value-type="float" office:value="-0.00401455275373222" calcext:value-type="float">
            <text:p>-0.004014552753732</text:p>
          </table:table-cell>
          <table:table-cell table:style-name="ce112" table:formula="of:=([.E3]-[.E18])/[.E3]" office:value-type="float" office:value="-0.00331262939958587" calcext:value-type="float">
            <text:p>-0.003312629399586</text:p>
          </table:table-cell>
          <table:table-cell table:style-name="ce112" table:formula="of:=([.F3]-[.F18])/[.F3]" office:value-type="float" office:value="-0.00099009900990099" calcext:value-type="float">
            <text:p>-0.000990099009901</text:p>
          </table:table-cell>
          <table:table-cell table:style-name="ce112" table:formula="of:=([.G3]-[.G18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8])/[.K3]" office:value-type="float" office:value="-0.00363140369255473" calcext:value-type="float">
            <text:p>-0.003631403692555</text:p>
          </table:table-cell>
          <table:table-cell table:style-name="ce112" table:formula="of:=([.L3]-[.L18])/[.L3]" office:value-type="float" office:value="-0.0258557570362404" calcext:value-type="float">
            <text:p>-0.02585575703624</text:p>
          </table:table-cell>
          <table:table-cell table:style-name="ce112" table:formula="of:=([.M3]-[.M1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8])/[.P3]" office:value-type="float" office:value="0" calcext:value-type="float">
            <text:p>0</text:p>
          </table:table-cell>
          <table:table-cell table:style-name="ce112" table:formula="of:=([.Q3]-[.Q18])/[.Q3]" office:value-type="float" office:value="-0.0153256704980842" calcext:value-type="float">
            <text:p>-0.015325670498084</text:p>
          </table:table-cell>
          <table:table-cell table:style-name="ce112" table:formula="of:=([.R3]-[.R18])/[.R3]" office:value-type="float" office:value="-0.0198695103763477" calcext:value-type="float">
            <text:p>-0.019869510376348</text:p>
          </table:table-cell>
          <table:table-cell table:style-name="ce112"/>
          <table:table-cell table:style-name="ce112" table:formula="of:=([.T3]-[.T18])/[.T3]" office:value-type="float" office:value="-0.0166698923125552" calcext:value-type="float">
            <text:p>-0.016669892312555</text:p>
          </table:table-cell>
          <table:table-cell table:style-name="ce112"/>
          <table:table-cell table:style-name="ce112" table:formula="of:=([.V3]-[.V18])/[.V3]" office:value-type="float" office:value="-0.0107723922203017" calcext:value-type="float">
            <text:p>-0.010772392220302</text:p>
          </table:table-cell>
          <table:table-cell table:style-name="ce112"/>
          <table:table-cell table:style-name="ce112" table:formula="of:=([.X3]-[.X18])/[.X3]" office:value-type="float" office:value="0" calcext:value-type="float">
            <text:p>0</text:p>
          </table:table-cell>
          <table:table-cell table:style-name="ce112" table:formula="of:=([.Y3]-[.Y1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8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107095629066129" calcext:value-type="percentage">
            <text:p>1.07%</text:p>
          </table:table-cell>
          <table:table-cell table:style-name="ce12" table:formula="of:=[.C20]" office:value-type="percentage" office:value="0.00175553332718929" calcext:value-type="percentage">
            <text:p>0.18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0823946440658444" calcext:value-type="percentage">
            <text:p>0.82%</text:p>
          </table:table-cell>
          <table:table-cell table:style-name="ce12" table:formula="of:=[.C21]" office:value-type="percentage" office:value="-0.000587824480041274" calcext:value-type="percentage">
            <text:p>-0.0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0787070919307214" calcext:value-type="percentage">
            <text:p>0.79%</text:p>
          </table:table-cell>
          <table:table-cell table:style-name="ce12" table:formula="of:=[.C22]" office:value-type="percentage" office:value="-0.000598736557372258" calcext:value-type="percentage">
            <text:p>-0.0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12120963757889" calcext:value-type="percentage">
            <text:p>1.21%</text:p>
          </table:table-cell>
          <table:table-cell table:style-name="ce12" table:formula="of:=[.C23]" office:value-type="percentage" office:value="0.00129055679918878" calcext:value-type="percentage">
            <text:p>0.13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089155045825285" calcext:value-type="percentage">
            <text:p>0.89%</text:p>
          </table:table-cell>
          <table:table-cell table:style-name="ce12" table:formula="of:=[.C24]" office:value-type="percentage" office:value="-0.00128974178643271" calcext:value-type="percentage">
            <text:p>-0.13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0722727416779289" calcext:value-type="percentage">
            <text:p>0.72%</text:p>
          </table:table-cell>
          <table:table-cell table:style-name="ce12" table:formula="of:=[.C25]" office:value-type="percentage" office:value="-0.000336790076274919" calcext:value-type="percentage">
            <text:p>-0.03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0945674130930902" calcext:value-type="percentage">
            <text:p>0.95%</text:p>
          </table:table-cell>
          <table:table-cell table:style-name="ce12" table:formula="of:=[.C26]" office:value-type="percentage" office:value="-0.000743948162764312" calcext:value-type="percentage">
            <text:p>-0.07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0643276166574915" calcext:value-type="percentage">
            <text:p>0.64%</text:p>
          </table:table-cell>
          <table:table-cell table:style-name="ce12" table:formula="of:=[.C27]" office:value-type="percentage" office:value="-0.000573096870817377" calcext:value-type="percentage">
            <text:p>-0.0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0466795368128064" calcext:value-type="percentage">
            <text:p>0.47%</text:p>
          </table:table-cell>
          <table:table-cell table:style-name="ce12" table:formula="of:=[.C28]" office:value-type="percentage" office:value="-0.00376405522512736" calcext:value-type="percentage">
            <text:p>-0.38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0946310957354983" calcext:value-type="percentage">
            <text:p>0.95%</text:p>
          </table:table-cell>
          <table:table-cell table:style-name="ce12" table:formula="of:=[.C29]" office:value-type="percentage" office:value="-0.00211394911826427" calcext:value-type="percentage">
            <text:p>-0.21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0910528216144668" calcext:value-type="percentage">
            <text:p>0.91%</text:p>
          </table:table-cell>
          <table:table-cell table:style-name="ce12" table:formula="of:=[.C30]" office:value-type="percentage" office:value="0.000617962411296386" calcext:value-type="percentage">
            <text:p>0.0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0717442194995021" calcext:value-type="percentage">
            <text:p>0.72%</text:p>
          </table:table-cell>
          <table:table-cell table:style-name="ce12" table:formula="of:=[.C31]" office:value-type="percentage" office:value="-0.000950401293067902" calcext:value-type="percentage">
            <text:p>-0.10%</text:p>
          </table:table-cell>
          <table:table-cell table:style-name="ce6" table:number-columns-repeated="55"/>
          <table:table-cell table:number-columns-repeated="6"/>
        </table:table-row>
        <table:table-row table:style-name="ro5" table:number-rows-repeated="11">
          <table:table-cell table:style-name="ce6" table:number-columns-repeated="58"/>
          <table:table-cell table:number-columns-repeated="6"/>
        </table:table-row>
        <table:table-row table:style-name="ro5" table:number-rows-repeated="104850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2" table:style-name="ta1">
        <table:table-column table:style-name="co19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5"/>
        </table:table-row>
        <table:table-row table:style-name="ro5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0:09:43.475331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8T10:12:58.439027167</dc:date>
    <meta:editing-duration>P2DT11H38M30S</meta:editing-duration>
    <meta:editing-cycles>92</meta:editing-cycles>
    <meta:generator>LibreOffice/6.4.2.2$MacOSX_X86_64 LibreOffice_project/4e471d8c02c9c90f512f7f9ead8875b57fcb1ec3</meta:generator>
    <meta:document-statistic meta:table-count="2" meta:cell-count="71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9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 chart:repeated="2"/>
            <chart:data-point chart:style-name="ch11"/>
            <chart:data-point chart:style-name="ch10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107095629066129">
                <text:p>0.0107095629066129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0823946440658444">
                <text:p>0.00823946440658444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787070919307214">
                <text:p>0.00787070919307214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12120963757889">
                <text:p>0.012120963757889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89155045825285">
                <text:p>0.0089155045825285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722727416779289">
                <text:p>0.00722727416779289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945674130930902">
                <text:p>0.00945674130930902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643276166574915">
                <text:p>0.00643276166574915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466795368128064">
                <text:p>0.00466795368128064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946310957354983">
                <text:p>0.00946310957354983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910528216144668">
                <text:p>0.00910528216144668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717442194995021">
                <text:p>0.00717442194995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  <style:graphic-properties draw:fill-color="#ffe99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948cm" svg:y="0.646cm" svg:width="16.764cm" svg:height="10.76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7cm" chart:style-name="ch6">
              <text:p>E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3"/>
            <chart:data-point chart:style-name="ch9"/>
            <chart:data-point chart:repeated="2"/>
            <chart:data-point chart:style-name="ch10"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175553332718929">
                <text:p>0.00175553332718929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-0.000587824480041274">
                <text:p>-0.000587824480041274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-0.000598736557372258">
                <text:p>-0.000598736557372258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129055679918878">
                <text:p>0.00129055679918878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-0.00128974178643271">
                <text:p>-0.00128974178643271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-0.000336790076274919">
                <text:p>-0.000336790076274919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-0.000743948162764312">
                <text:p>-0.000743948162764312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-0.000573096870817377">
                <text:p>-0.000573096870817377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-0.00376405522512736">
                <text:p>-0.00376405522512736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-0.00211394911826427">
                <text:p>-0.00211394911826427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0617962411296386">
                <text:p>0.000617962411296386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-0.000950401293067902">
                <text:p>-0.0009504012930679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